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386in" svg:x="3.6142in" svg:y="0.5504in">
            <draw:object draw:notify-on-update-of-ranges="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Poor</text:p>
          </table:table-cell>
          <table:table-cell office:value-type="string" calcext:value-type="string">
            <text:p>Ri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nd 1</text:p>
          </table:table-cell>
          <table:table-cell office:value-type="float" office:value="0.0729084" calcext:value-type="float">
            <text:p>0.0729084</text:p>
          </table:table-cell>
          <table:table-cell office:value-type="float" office:value="1.09831" calcext:value-type="float">
            <text:p>1.098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nd 2</text:p>
          </table:table-cell>
          <table:table-cell office:value-type="float" office:value="0.0685873" calcext:value-type="float">
            <text:p>0.0685873</text:p>
          </table:table-cell>
          <table:table-cell office:value-type="float" office:value="0.343961" calcext:value-type="float">
            <text:p>0.3439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iund 3</text:p>
          </table:table-cell>
          <table:table-cell office:value-type="float" office:value="0.0330727" calcext:value-type="float">
            <text:p>0.0330727</text:p>
          </table:table-cell>
          <table:table-cell office:value-type="float" office:value="0.110327" calcext:value-type="float">
            <text:p>0.1103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nd 4</text:p>
          </table:table-cell>
          <table:table-cell office:value-type="float" office:value="0.0186172" calcext:value-type="float">
            <text:p>0.0186172</text:p>
          </table:table-cell>
          <table:table-cell office:value-type="float" office:value="0.0776042" calcext:value-type="float">
            <text:p>0.0776042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GenerationMax</text:p>
          </table:table-cell>
          <table:table-cell/>
          <table:table-cell office:value-type="string" calcext:value-type="string">
            <text:p>Target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6:41.916320582</meta:creation-date>
    <meta:generator>LibreOffice/7.4.2.3$Linux_X86_64 LibreOffice_project/40$Build-3</meta:generator>
    <dc:date>2023-01-04T22:10:28.866711133</dc:date>
    <meta:editing-duration>PT11H32M50S</meta:editing-duration>
    <meta:editing-cycles>5</meta:editing-cycles>
    <meta:document-statistic meta:table-count="1" meta:cell-count="2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bar" chart:style-name="ch1">
        <chart:title svg:x="5.672cm" svg:y="0.315cm" chart:style-name="ch2">
          <text:p>Contribution over time</text:p>
        </chart:title>
        <chart:subtitle svg:x="5.674cm" svg:y="1.299cm" chart:style-name="ch3">
          <text:p>Risks occur at every round</text:p>
        </chart:subtitle>
        <chart:legend chart:legend-position="end" svg:x="14.502cm" svg:y="3.94cm" style:legend-expansion="high" chart:style-name="ch4"/>
        <chart:plot-area chart:style-name="ch5" table:cell-range-address="Sheet1.A2:Sheet1.C5 Sheet1.B1:Sheet1.C1" chart:data-source-has-labels="both" svg:x="0.319cm" svg:y="2.135cm" svg:width="13.864cm" svg:height="6.675cm">
          <chart:coordinate-region svg:x="1.057cm" svg:y="2.338cm" svg:width="13.126cm" svg:height="5.819cm"/>
          <chart:axis chart:dimension="x" chart:name="primary-x" chart:style-name="ch6" chartooo:axis-type="auto">
            <chartooo:date-scale/>
            <chart:categories table:cell-range-address="Sheet1.A2:Sheet1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data-point chart:repeated="4"/>
          </chart:series>
          <chart:series chart:style-name="ch10" chart:values-cell-range-address="Sheet1.C2:Sheet1.C5" chart:label-cell-address="Sheet1.C1:Sheet1.C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or</text:p>
                <draw:g>
                  <svg:desc>Sheet1.B1:Sheet1.B1</svg:desc>
                </draw:g>
              </table:table-cell>
              <table:table-cell office:value-type="string">
                <text:p>Ric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und 1</text:p>
                <draw:g>
                  <svg:desc>Sheet1.A2:Sheet1.A5</svg:desc>
                </draw:g>
              </table:table-cell>
              <table:table-cell office:value-type="float" office:value="0.0729084">
                <text:p>0.0729084</text:p>
                <draw:g>
                  <svg:desc>Sheet1.B2:Sheet1.B5</svg:desc>
                </draw:g>
              </table:table-cell>
              <table:table-cell office:value-type="float" office:value="1.09831">
                <text:p>1.09831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Round 2</text:p>
              </table:table-cell>
              <table:table-cell office:value-type="float" office:value="0.0685873">
                <text:p>0.0685873</text:p>
              </table:table-cell>
              <table:table-cell office:value-type="float" office:value="0.343961">
                <text:p>0.343961</text:p>
              </table:table-cell>
            </table:table-row>
            <table:table-row>
              <table:table-cell office:value-type="string">
                <text:p>Roiund 3</text:p>
              </table:table-cell>
              <table:table-cell office:value-type="float" office:value="0.0330727">
                <text:p>0.0330727</text:p>
              </table:table-cell>
              <table:table-cell office:value-type="float" office:value="0.110327">
                <text:p>0.110327</text:p>
              </table:table-cell>
            </table:table-row>
            <table:table-row>
              <table:table-cell office:value-type="string">
                <text:p>Round 4</text:p>
              </table:table-cell>
              <table:table-cell office:value-type="float" office:value="0.0186172">
                <text:p>0.0186172</text:p>
              </table:table-cell>
              <table:table-cell office:value-type="float" office:value="0.0776042">
                <text:p>0.0776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